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GNOS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ATA ANALYST-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ATA ENGINEER 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ATA ENGINEER 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ATA ENGINEER I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ATA ENGINEER, 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IS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TATISTICAL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ATA ENGINEE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ATA ENGINEER II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IRECTOR, BUSINESS INTELLIGENCE/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LEAD DATA ENGINE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INCIPAL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ENIOR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OFTWARE ENGINEER (HADOOP DATA ENGINEER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ATA ANALYST-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ATA ENGINEER 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ATA ENGINEER FUNCTIO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ATA ENGINEER 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ATA ENGINEER I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ATA ENGINEER III 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ATA ENGINEERING MANAG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ATABASE ENGINEER/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NAGER II,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NAGER, DATA ENGINEE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ETWORK/DATA ENGINE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RESEARCH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IRI SPEECH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FTWARE ENGINEER (DATA ENGINEER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PEC TECHNICAL DATA ENGINEERING PU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R.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R. SOFTWARE ENGINEER,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YSTEMS AND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G DATA ENGINE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ATA ENGINEER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ATA ENGINEER - BUSINESS INTELLIGEN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ATA ENGINEER II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ATA ENGINEER II 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ATA ENGINEER, ANALYTIC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ATA ENGINEERING ANALY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ATABASE ADMINISTRATOR (SR. DATA ENGINEER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IRECTOR, BIG DATA ENGINEE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OCUMENTUM DEVELOPER/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HIGH SCALE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NAGER OF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NCIPAL 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INCIPAL DATA ENGINE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EARCH &amp; 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ENIOR 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ENIOR CONSULTANT/TEST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ENIOR DATA ENGINEE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OFTWARE ENGINEER, DATA ENGINEER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OFTWARE ENGINER (DATA ENGINEER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TAFF DATA ENGINE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SSISTANT VICE PRESIDENT,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IG DATA ENGINEER/SYSTEMS DEVELO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USINESS INTELLIGENCE ANALYST 5 (BIG DATA ENGINEER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 ENGINEER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 ENGINEER FUNCTIO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 ENGINEER 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 ENGINEER II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 ENGINEER III 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 ENGINEER V (SOFTWARE APPLICATION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 ENGINEER, ELECTRONIC TRADING GROUP REFERENCE D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 ENGINEER, JR.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 ENGINEER/ANALY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 ENGINEER/ETL SPECIALI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 ENGINEERING MANAG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 SCIENCE ANALYST /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 SCIENCE ANALYST/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NAGER, DATA ENGINEE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NCIPAL DATA ENGINEER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ODUCT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NIOR CORE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NIOR DATA ENGINEER - APPLICATION AND DEVELOP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NIOR DATA ENGINEER, INFORMATION &amp; ANALYTICS ENG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NIOR GLOBAL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NIOR MANAGER,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NIOR PYTHON/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NIOR SOFTWARE ENGINEER -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MTS, 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OFTWARE DATA ENGINE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OFTWARE ENGINEER - DATA ENGINEERING - PLATFO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OLUTION CENTER DATA ENGINEER 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R DATA ENGINE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R SOFTWARE AND DATA ENGINE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R. BIG DATA ENGINE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R. BIG DATA ENGINEER W/ TALE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R. DATA ENGINE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R. SOFTWARE ENGINEER - DATA ENGINEERING - VISUALIZ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SSOCIATE BIG DATA ENGINE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SSOCIATE DATA ENGINE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IG DATA ENGINEE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IG DATA ENGINEER - BACKEND/H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IG DATA ENGINEER/ HADOOP DEVELO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IG DATA ENGINEER/SOFTWARE DEVELO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IG DATA ENGINEERING EXPE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IGDATA ENGINEER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RM DATA ENGINEER, LE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 (15-1199.0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 - HADOOP DEVELO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 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 II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 LEA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, DATA PLATFO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ING ANALYST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ING LEAD (SENIOR MANAGER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ING MANAGER (15-1199.09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ING MANAGER I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IRECTOR, BIG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A MOBILE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TL/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IELD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GENOMIC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GLOBAL PRODUCT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HADOOP/BIG DATA ENGINE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AVA BIG DATA ENGINE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R.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EAD DATA ENGINE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EAD DATA ENGINEER - B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EAD DATA ENGINEER 1 DATA &amp;AMP; ANALYT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STER DATA ENGINE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ETWORK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DI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NCIPAL 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NCIPAL DATA ENGINE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OGRAMMER ANALYST - SR. 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QUANTITATIVE STATISTICAL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ARCH LEAD,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NIOR BIG DATA ENGINEE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NIOR DATA ENGINEER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NIOR DATA ENGINEER, CONSUMER DIGITAL TECHNOLO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NIOR MARKET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NIOR SEARCH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NIOR SOFTWARE ENGINEER,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NIOR STAFF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NIOR TECHNICAL PROJECT MANAGER -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OFTWARE/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R. CONSULTANT, DATA ENGINEER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R. DATA ENGINEER - DATA WAREHOUS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R. DATA ENGINEER, BIG DATA PLATFO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R. HADOOP 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R. MANAGER,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TAFF DATA ENGINE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ERA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ATA ENGINEE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ATA ENGINEER I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ATA ENGINEER, 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RINCIPLE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ENIOR DATA ENGINE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ENIOR DISTRIBUTED-DATA ENGINE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ENIOR SOFTWARE/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EST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VP TERA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OGNOS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ATA ENGINEER - DATA INTEG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ATA ENGINEER 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ATA ENGINEER I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ATA ENGINEER-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TERIAL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ODUCT DATA ENGINE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ENIOR DATA ENGINEER, APPLICATION &amp; DATA DEVELOP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ENIOR PRODUCT DATA ENGINE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R.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NALYST,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NALYST, DATA ENGINEER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 SYSTEMS ANALYST(DATA ENGINEER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ATA ENGINEER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ATA ENGINEER (SOFTWARE ENGINEER 3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ATA ENGINEER II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ATA ENGINEER II 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ATABASE ADMINISTRATOR (SR. DATA ENGINEER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HEAVY DUTY SYSTEM INTEGRATION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EAD DATA ENGINE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RKET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OCEAN DATA ENGINE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INCIPAL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ENIOR 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ENIOR DATA ENGINE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ENIOR DATA ENGINEER, CONSUMER DIGITAL TECHNOLO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ENIOR MASTER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R. DATA ENGINEER - DATA WAREHOUS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TAFF DATA ENGINE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USINESS INTELLIGENCE - DATA ENGINEER I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USINESS INTELLIGENCE DATA ENGINE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ATA ENGINEER AND WEB DEVELOP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ATA ENGINEER 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ATA ENGINEER II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ATA ENGINEER III 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ATA ENGINEER/ANALY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ATA ENGINEERING MANAG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ATA SCIENCE ANALYST - BIG DATA ENGINE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ATABASE ENGINEER/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GIS DATA ENGINE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UNIOR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ENIOR DATA ENGINEER/SCIENT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ENIOR DATA ENGINEER/SOFTWARE ARCHIT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ENIOR DATA ENGINEERING MA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ENIOR ESCALATION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ENIOR HADOOP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OFTWARE ENGINEER (DATA ENGINEER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OFTWARE ENGINEER DEVELOPER (DATA ENGINEER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OFTWARE ENGINEER II (DATA ENGINEER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R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R. 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R. DATA ENGINE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R. SOFTWARE/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TATISTICAL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YSTEMS AND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RAFFIC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USINESS INTELLIGENCE - DATA ENGINEER I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NALYTICS &amp;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SSOCIATE DATA ENGINE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SSOCIATE, BIG DATA ENGINE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CKEND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IG DATA ENGINEE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IG DATA ENGINEER (SOFTWARE DEVELOPER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IG DATA ENGINEER - HOTEL BUSINESS INTELLIG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IG DATA ENGINEER/SOFTWARE DEVELO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USINESS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SYSTEMS ANALYST (ASSOCIATE DATA ENGINEER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 ENGINEER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 ENGINEER (DATA PLATFORM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 ENGINEER II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 ENGINEER II (DATA PLATFORM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 ENGINEER LEA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TA ENGINEER, ANALYTI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IRECTOR OF DATA ENGINEERING AND SCIE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IRECTOR,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LOBAL PRODUCT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HADOOP/BIG DATA ENGINE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HEAVY DUTY SYSTEM INTEGRATION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R. DATA ENGINE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EAD DATA ENGINEE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EAD DATA ENGINEER-E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NAGER OF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STER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INCIPAL DATA ENGINE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RACE AND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NIOR ALGORITHM AND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NIOR BIG DATA ENGINE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NIOR DATA ENGINEE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NIOR HADOOP/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NIOR MACHINE LEARNING/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NIOR MASTER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OFTWARE ENGINEER (HADOOP DATA ENGINEER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OFTWARE ENGINEER,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TAFF DATA ENGINE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ERADATA ENGINE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DVISORY DATA ENGINE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SSISTANT VICE PRESIDENT,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I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IG DATA ENGINEER/DATA SCIENCE ANALY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IG DATA ENGINEER/SOFTWARE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IG DATA ENGINEERING MA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LINICAL DATA ENGINE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 (SOLUTION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 - COMMUNICATIONS PLATFO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 - DELIVE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 - PLATFORM COMMUNICA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 I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 II, E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 I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 V (SOFTWARE APPLICATIONS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, GLOBAL SOURC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, JR. ENGINEER (15-1199.0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, PRODUCT DATA SC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/ PYTHON DEVELO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/ANALYS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ING MANAG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ENGINEERING TECHNICAL LE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SCIENCE ANALYST/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TA WAREHOUSE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VOPS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IRECTOR OF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HADOOP DATA ENGINE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HEAD OF DATA ENGINEERING &amp; SC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NTEGRATED SUPPLY CHAIN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T ANALYST, DATA ENGINEE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UNIOR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EAD DATA ENGINEER (ENGINEER 5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NAGER, DATA ENGINEER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SQL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RACLE APPLICATION DATABASE ADMINISTRATOR/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NCIPAL BIG DATA ENGINEER/DATA SCIENT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NCIPAL DATA ENGINEER/ANALYST, BIG D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NCIPAL DATA ENGINEERING MANA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INCIPAL SOFTWARE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AP BIG DATA ENGINEER P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CURITY AND 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NIOR ANALYTICS ASSOCIATE -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NIOR DATA ENGINEER - APPLICATION AND DEVELOP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NIOR DATA ENGINEER 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NIOR GLOBAL DATA ENGINE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NIOR KNOWLEDGE ANALYST -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NIOR MANAGER, DATA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NIOR PYTHON/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NIOR SEARCH BACK-END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OFTWARE DATA ENGINE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OLUTION CENTER DATA ENGINEER 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QL AND BIG DATA ENGIN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R DATA ENGINE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R SOFTWARE AND DATA ENGINE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R. BIG DATA ENGINE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R. DATA ENGINE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R. DATA ENGINEER &amp; SOLU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R. DATA ENGINEER III (TECH YAHOO, SOFTWARE APPS DEV ENG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R. DATA ENGINEER, MT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R. ENGINEER, DATA ENGINEERING &amp; APPS (ENGINEER 3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ECHNICAL LEAD, DATA ENGINEERING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4:14:26.359016029</meta:creation-date>
    <dc:date>2017-06-20T14:15:03.219023763</dc:date>
    <meta:editing-duration>PT38S</meta:editing-duration>
    <meta:editing-cycles>1</meta:editing-cycles>
    <meta:generator>LibreOffice/5.1.6.2$Linux_X86_64 LibreOffice_project/10m0$Build-2</meta:generator>
    <meta:document-statistic meta:table-count="1" meta:cell-count="936" meta:object-count="0"/>
  </office:meta>
</office:document-meta>
</file>